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122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Octo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2" table:formula="oooc:=DAYS(NOW();[January.A4])" office:value-type="float" office:value="283.864293981482">
            <text:p>283.86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2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91270880955658">
            <text:p>0.89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4-13T22:07:34.415722">
            <text:p>04/13/09</text:p>
          </table:table-cell>
          <table:table-cell/>
          <table:table-cell table:style-name="ce2" table:formula="oooc:=DAYS(NOW();[January.A4])" office:value-type="float" office:value="283.864317129628">
            <text:p>283.86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848997163281872">
            <text:p>0.85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5-26T00:42:06.08276">
            <text:p>05/26/09</text:p>
          </table:table-cell>
          <table:table-cell/>
          <table:table-cell table:style-name="ce2" table:formula="oooc:=DAYS(NOW();[January.A4])" office:value-type="float" office:value="283.864317129628">
            <text:p>283.86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71495347546598">
            <text:p>0.77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7-06T22:07:22.261588">
            <text:p>07/06/09</text:p>
          </table:table-cell>
          <table:table-cell/>
          <table:table-cell table:style-name="ce2" table:formula="oooc:=DAYS(NOW();[January.A4])" office:value-type="float" office:value="283.864317129628">
            <text:p>283.86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87828614650563">
            <text:p>0.69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8-20T16:19:40.106457">
            <text:p>08/20/09</text:p>
          </table:table-cell>
          <table:table-cell/>
          <table:table-cell table:style-name="ce2" table:formula="oooc:=DAYS(NOW();[January.A4])" office:value-type="float" office:value="283.864317129628">
            <text:p>283.86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520495148858492">
            <text:p>0.52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7-06T16:30:08.243784">
            <text:p>07/06/09</text:p>
          </table:table-cell>
          <table:table-cell/>
          <table:table-cell table:style-name="ce2" table:formula="oooc:=DAYS(NOW();[January.A4])" office:value-type="float" office:value="283.864317129628">
            <text:p>283.86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3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0-21T20:44:37">
            <text:p>10/21/08</text:p>
          </table:table-cell>
          <table:table-cell table:formula="oooc:=DAYS(NOW();1/1/8)" office:value-type="float" office:value="39742.7393171296">
            <text:p>39742.74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2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37309038938752">
            <text:p>0.34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4-08T04:49:41.676887">
            <text:p>04/08/10</text:p>
          </table:table-cell>
          <table:table-cell/>
          <table:table-cell table:style-name="ce2" table:formula="oooc:=DAYS(NOW();[January.A4])" office:value-type="float" office:value="283.864317129628">
            <text:p>283.86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1">10/21/2008</text:date>, <text:time>20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date>2008-10-21T20:44:37</dc:date>
    <meta:editing-cycles>201</meta:editing-cycles>
    <meta:editing-duration>P11DT10H2M55S</meta:editing-duration>
    <meta:user-defined meta:name="Info 1"/>
    <meta:user-defined meta:name="Info 2"/>
    <meta:user-defined meta:name="Info 3"/>
    <meta:user-defined meta:name="Info 4"/>
    <meta:document-statistic meta:table-count="10" meta:cell-count="2906"/>
  </office:meta>
</office:document-meta>
</file>